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"/>
    </style:style>
    <style:style style:name="P2" style:family="paragraph" style:parent-style-name="Frame_20_contents">
      <style:paragraph-properties fo:margin-top="0cm" fo:margin-bottom="0cm"/>
      <style:text-properties style:font-name="Verdana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" fo:font-size="3pt" style:font-size-asian="3pt" style:font-size-complex="3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style:font-size-asian="8pt" style:font-size-complex="8pt"/>
    </style:style>
    <style:style style:name="P20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" fo:font-size="7pt" style:font-size-asian="7pt" style:font-size-complex="7pt"/>
    </style:style>
    <style:style style:name="P26" style:family="paragraph" style:parent-style-name="Sender">
      <style:text-properties fo:font-style="normal" style:font-style-asian="normal" style:font-style-complex="normal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master-page-name="Standard">
      <style:paragraph-properties style:page-number="1"/>
    </style:style>
    <style:style style:name="P29" style:family="paragraph" style:parent-style-name="Standard" style:list-style-name="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32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3" style:family="paragraph" style:parent-style-name="Frame_20_contents">
      <style:paragraph-properties fo:margin-top="0cm" fo:margin-bottom="0cm"/>
      <style:text-properties style:font-name="Verdana"/>
    </style:style>
    <style:style style:name="P34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3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37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38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39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" fo:font-size="14pt" style:font-size-asian="14pt" style:font-size-complex="1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6" style:family="text">
      <style:text-properties style:font-name-asian="ArialNarrow"/>
    </style:style>
    <style:style style:name="T17" style:family="text">
      <style:text-properties style:font-name-complex="ArialNarrow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20pt" style:font-size-asian="20pt" style:font-size-complex="2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5">(members ) </text:p>
                <text:p text:style-name="P16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5">(members <text:s/>member price rounded up to nearest nickel) </text:p>
                <text:p text:style-name="P16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8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g</text:p>
              </table:table-cell>
              <table:table-cell table:style-name="Table4.A1" office:value-type="string">
                <text:p text:style-name="P15">(members ) </text:p>
                <text:p text:style-name="P16">http://thegrainery.ca</text:p>
              </table:table-cell>
              <table:table-cell table:style-name="Table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5"/>
                <text:p text:style-name="P16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5"><text:s/></text:p>
                <text:p text:style-name="P16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5"/>
                <text:p text:style-name="P16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5"><text:s/></text:p>
                <text:p text:style-name="P16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5">(members $2.15) </text:p>
                <text:p text:style-name="P16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5"><text:s/></text:p>
                <text:p text:style-name="P16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5"><text:s/></text:p>
                <text:p text:style-name="P16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5"><text:s/></text:p>
                <text:p text:style-name="P16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5"/>
                <text:p text:style-name="P16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5"/>
                <text:p text:style-name="P16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5"/>
                <text:p text:style-name="P16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5"/>
                <text:p text:style-name="P16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5"><text:s/></text:p>
                <text:p text:style-name="P16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5"/>
                <text:p text:style-name="P16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5">(members $0.00) </text:p>
                <text:p text:style-name="P16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5"/>
                <text:p text:style-name="P16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5"/>
                <text:p text:style-name="P16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5"><text:s/></text:p>
                <text:p text:style-name="P16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5"/>
                <text:p text:style-name="P16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5"/>
                <text:p text:style-name="P16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5"><text:s/></text:p>
                <text:p text:style-name="P16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5">(members $0.00) </text:p>
                <text:p text:style-name="P16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5"><text:s/></text:p>
                <text:p text:style-name="P21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5"><text:s/></text:p>
                <text:p text:style-name="P16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5"/>
                <text:p text:style-name="P16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5"/>
                <text:p text:style-name="P16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5"/>
                <text:p text:style-name="P16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5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5"><text:s/></text:p>
                <text:p text:style-name="P16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5"><text:s/></text:p>
                <text:p text:style-name="P16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5"/>
                <text:p text:style-name="P16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5"/>
                <text:p text:style-name="P16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5"><text:s/></text:p>
                <text:p text:style-name="P16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19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5"><text:s/></text:p>
                <text:p text:style-name="P20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5"/>
                <text:p text:style-name="P16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5"/>
                <text:p text:style-name="P16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5"/>
                <text:p text:style-name="P16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5"/>
                <text:p text:style-name="P16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5"/>
                <text:p text:style-name="P16">http://thegrainery.ca</text:p>
              </table:table-cell>
              <table:table-cell table:style-name="Table44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5"/>
                <text:p text:style-name="P16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5">(members $0.00) </text:p>
                <text:p text:style-name="P16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5"/>
                <text:p text:style-name="P16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5"/>
                <text:p text:style-name="P16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5"/>
                <text:p text:style-name="P16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5"><text:s/></text:p>
                <text:p text:style-name="P16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5"/>
                <text:p text:style-name="P16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5"><text:s/></text:p>
                <text:p text:style-name="P16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1 LB</text:p>
              </table:table-cell>
              <table:table-cell table:style-name="Table53.A1" office:value-type="string">
                <text:p text:style-name="P15"/>
                <text:p text:style-name="P16">http://thegrainery.ca</text:p>
              </table:table-cell>
              <table:table-cell table:style-name="Table53.C3" office:value-type="string">
                <text:p text:style-name="P9">$4.35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5"/>
                <text:p text:style-name="P16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5"/>
                <text:p text:style-name="P16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5"><text:s/></text:p>
                <text:p text:style-name="P16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5"><text:s/></text:p>
                <text:p text:style-name="P16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5"><text:s/></text:p>
                <text:p text:style-name="P16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5"/>
                <text:p text:style-name="P16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6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5"><text:s/></text:p>
                <text:p text:style-name="P16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5"/>
                <text:p text:style-name="P16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5"/>
                <text:p text:style-name="P16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5"/>
                <text:p text:style-name="P16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5"><text:s/></text:p>
                <text:p text:style-name="P16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5"/>
                <text:p text:style-name="P16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5"/>
                <text:p text:style-name="P16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5">(members $2.75) </text:p>
                <text:p text:style-name="P16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5"><text:s/></text:p>
                <text:p text:style-name="P16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5">(members $1.80) </text:p>
                <text:p text:style-name="P16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5"><text:s/></text:p>
                <text:p text:style-name="P16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5"><text:s/></text:p>
                <text:p text:style-name="P16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5"><text:s/></text:p>
                <text:p text:style-name="P16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1000g</text:p>
              </table:table-cell>
              <table:table-cell table:style-name="Table74.A1" office:value-type="string">
                <text:p text:style-name="P15">) </text:p>
                <text:p text:style-name="P16">http://thegrainery.ca</text:p>
              </table:table-cell>
              <table:table-cell table:style-name="Table7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5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5"/>
                <text:p text:style-name="P16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5">(members $0.85) </text:p>
                <text:p text:style-name="P16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5">(members $2.80) </text:p>
                <text:p text:style-name="P16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5"/>
                <text:p text:style-name="P16">http://thegrainery.ca</text:p>
              </table:table-cell>
              <table:table-cell table:style-name="Table78.C3" office:value-type="string">
                <text:p text:style-name="P9">$1.90 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5"/>
                <text:p text:style-name="P16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5">(members $2.50) </text:p>
                <text:p text:style-name="P16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5"><text:s/></text:p>
                <text:p text:style-name="P16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5">(members $0.00) </text:p>
                <text:p text:style-name="P16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5">(members $3.05) </text:p>
                <text:p text:style-name="P16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5">(members $6.10) </text:p>
                <text:p text:style-name="P16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5">(members $3.90) </text:p>
                <text:p text:style-name="P16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0">Medjool</text:span> <text:span text:style-name="T8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5"/>
                <text:p text:style-name="P16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5">(members $6.25) </text:p>
                <text:p text:style-name="P16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5"/>
                <text:p text:style-name="P16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5">(members $5.20) </text:p>
                <text:p text:style-name="P16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5">(members $0.00) </text:p>
                <text:p text:style-name="P16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5">(members $0.00) </text:p>
                <text:p text:style-name="P16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5"><text:s/></text:p>
                <text:p text:style-name="P16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5"><text:s/></text:p>
                <text:p text:style-name="P16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5"/>
                <text:p text:style-name="P16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5">(members $2.90) </text:p>
                <text:p text:style-name="P16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5">(members $1.70) </text:p>
                <text:p text:style-name="P16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5">(members $1.15) </text:p>
                <text:p text:style-name="P16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5">(members $2.95) </text:p>
                <text:p text:style-name="P16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5">(members $1.95) </text:p>
                <text:p text:style-name="P16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19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7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6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5">(members $0.00) </text:p>
                <text:p text:style-name="P16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5">(members $5.65) </text:p>
                <text:p text:style-name="P16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5">(members $6.00) </text:p>
                <text:p text:style-name="P16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5">(members $5.85) </text:p>
                <text:p text:style-name="P16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5">(members $6.25) </text:p>
                <text:p text:style-name="P16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5">(members $4.25) </text:p>
                <text:p text:style-name="P16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5"><text:s/></text:p>
                <text:p text:style-name="P16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5">(members $3.70) </text:p>
                <text:p text:style-name="P16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5"/>
                <text:p text:style-name="P16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5"/>
                <text:p text:style-name="P16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5">(members ) </text:p>
                <text:p text:style-name="P16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5">(members ) </text:p>
                <text:p text:style-name="P16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5">(members ) </text:p>
                <text:p text:style-name="P16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5">(members $0.00) </text:p>
                <text:p text:style-name="P16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5">(members $9.05) </text:p>
                <text:p text:style-name="P16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5">(members $14.00) </text:p>
                <text:p text:style-name="P16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5">(members $13.85) </text:p>
                <text:p text:style-name="P16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5">(members $11.65) </text:p>
                <text:p text:style-name="P16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5">(members $11.65) </text:p>
                <text:p text:style-name="P16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5">(members $7.95) </text:p>
                <text:p text:style-name="P16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5">(members $0.00) </text:p>
                <text:p text:style-name="P16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5">(members $0.00) </text:p>
                <text:p text:style-name="P16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5">(members $3.95) </text:p>
                <text:p text:style-name="P16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5"/>
                <text:p text:style-name="P16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5">(members $1.20) </text:p>
                <text:p text:style-name="P16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5">(members $6.00) </text:p>
                <text:p text:style-name="P16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5"/>
                <text:p text:style-name="P16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5">(members $2.40) </text:p>
                <text:p text:style-name="P16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7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6">http://thegrainery.ca</text:p>
              </table:table-cell>
              <table:table-cell table:style-name="Table131.C3" office:value-type="string">
                <text:p text:style-name="P9"><text:span text:style-name="T7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5">(members #DIV/0!) </text:p>
                <text:p text:style-name="P16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5">(members $5.20) </text:p>
                <text:p text:style-name="P16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5">(members #DIV/0!) </text:p>
                <text:p text:style-name="P16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8">Organic Hemp Seed</text:span><text:span text:style-name="T7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5"/>
                <text:p text:style-name="P16">http://thegrainery.ca</text:p>
              </table:table-cell>
              <table:table-cell table:style-name="Table135.C3" office:value-type="string">
                <text:p text:style-name="P9"><text:span text:style-name="T7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8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5"><text:s/></text:p>
                <text:p text:style-name="P16">http://thegrainery.ca</text:p>
              </table:table-cell>
              <table:table-cell table:style-name="Table136.C3" office:value-type="string">
                <text:p text:style-name="P9"><text:span text:style-name="T8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8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5"><text:s/></text:p>
                <text:p text:style-name="P16">http://thegrainery.ca</text:p>
              </table:table-cell>
              <table:table-cell table:style-name="Table137.C3" office:value-type="string">
                <text:p text:style-name="P9"><text:span text:style-name="T7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5">(members #DIV/0!) </text:p>
                <text:p text:style-name="P16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9">Organic </text:span><text:s/></text:p>
                <text:p text:style-name="P10"><text:s/><text:span text:style-name="T7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5"><text:s/></text:p>
                <text:p text:style-name="P16">http://thegrainery.ca</text:p>
              </table:table-cell>
              <table:table-cell table:style-name="Table139.C3" office:value-type="string">
                <text:p text:style-name="P9"><text:span text:style-name="T7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5">(members #DIV/0!) </text:p>
                <text:p text:style-name="P16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8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5"><text:s/></text:p>
                <text:p text:style-name="P16">http://thegrainery.ca</text:p>
              </table:table-cell>
              <table:table-cell table:style-name="Table141.C3" office:value-type="string">
                <text:p text:style-name="P9"><text:span text:style-name="T7">$8.00</text:span><text:span text:style-name="T11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8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5"><text:s/></text:p>
                <text:p text:style-name="P16">http://thegrainery.ca</text:p>
              </table:table-cell>
              <table:table-cell table:style-name="Table142.C3" office:value-type="string">
                <text:p text:style-name="P9"><text:span text:style-name="T7">$3.00</text:span><text:span text:style-name="T11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8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6">http://thegrainery.ca</text:p>
              </table:table-cell>
              <table:table-cell table:style-name="Table143.C3" office:value-type="string">
                <text:p text:style-name="P9"><text:span text:style-name="T7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8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5">(members $0.00) </text:p>
                <text:p text:style-name="P16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6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5"><text:s/></text:p>
                <text:p text:style-name="P16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5"><text:s/></text:p>
                <text:p text:style-name="P16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5">(members $3.65) </text:p>
                <text:p text:style-name="P16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5">(members $0.00) </text:p>
                <text:p text:style-name="P16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5">(members $0.00) </text:p>
                <text:p text:style-name="P16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5"/>
                <text:p text:style-name="P16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5">(members $0.00) </text:p>
                <text:p text:style-name="P16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5">(members $3.30) </text:p>
                <text:p text:style-name="P16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5">(members $3.50) </text:p>
                <text:p text:style-name="P16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5">(members $3.50) </text:p>
                <text:p text:style-name="P16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5">(members $3.60) </text:p>
                <text:p text:style-name="P16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5">(members $0.00) </text:p>
                <text:p text:style-name="P16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5"/>
                <text:p text:style-name="P16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5"/>
                <text:p text:style-name="P16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7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6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5"/>
                <text:p text:style-name="P16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2">made with fresh </text:span></text:p>
                <text:p text:style-name="P6">jalapeno, onion, green pepper, garlic</text:p>
                <text:p text:style-name="P10"><text:span text:style-name="T12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2">made with fresh </text:span></text:p>
                <text:p text:style-name="P6">jalapeno, onion, green pepper, garlic</text:p>
                <text:p text:style-name="P10"><text:span text:style-name="T12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5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5"/>
                <text:p text:style-name="P16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5">(members $0.00) </text:p>
                <text:p text:style-name="P16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5">(members $0.00) </text:p>
                <text:p text:style-name="P16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5">(members $0.00) </text:p>
                <text:p text:style-name="P16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5">(members $0.00) </text:p>
                <text:p text:style-name="P16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5"><text:s/></text:p>
                <text:p text:style-name="P16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27"/>
      <text:p text:style-name="P28"/>
      <text:p text:style-name="Standard"><text:soft-page-break/><text:tab/></text:p>
      <text:p text:style-name="P24"><text:tab/>GRAINERY PRE_ORDERS</text:p>
      <text:p text:style-name="P23"><text:tab/>http://thegrainery.ca/preorders</text:p>
      <text:p text:style-name="P23"/>
      <text:p text:style-name="Sender"><text:tab/><text:span text:style-name="T13">Marla MacLeod 422-6919</text:span><text:span text:style-name="T14"> <text:s/></text:span><text:line-break/> <text:tab/><text:span text:style-name="T13">8kg Newfound Oatmeal</text:span></text:p>
      <text:p text:style-name="P26"><text:tab/><text:tab/><text:tab/><text:tab/>$23.93 <text:s text:c="3"/></text:p>
      <text:p text:style-name="P23"><text:soft-page-break/></text:p>
      <text:p text:style-name="P28"/>
      <text:p text:style-name="P30"><text:soft-page-break/>Deb VanTriet<text:line-break/>Andrew Parker</text:p>
      <text:p text:style-name="P30">Marla MacLeod<text:line-break/><text:span text:style-name="T8"> PRE-ORDERS</text:span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5">This delicious large kidney-shaped heritage bean with its soft skin is</text:span></text:p>
            <text:p text:style-name="P29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5"/>
            <text:p text:style-name="P16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5"><text:s/></text:p>
            <text:p text:style-name="P16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Flakes</text:p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5"/>
            <text:p text:style-name="P16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28"/>
      <text:p text:style-name="Standard"><text:soft-page-break/></text:p>
      <text:p text:style-name="Standard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New Found Oatmeal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Standard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P22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Standard"><text:soft-page-break/></text:p>
      <text:p text:style-name="P28"/>
      <text:p text:style-name="Standard"/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0-01T15:13:05.53</dc:date>
    <dc:creator>2385 Agricola Grainery Food Coop</dc:creator>
    <meta:editing-duration>PT612H29M02S</meta:editing-duration>
    <meta:editing-cycles>191</meta:editing-cycles>
    <meta:generator>OpenOffice.org/3.2$Win32 OpenOffice.org_project/320m12$Build-9483</meta:generator>
    <meta:printed-by>2385 Agricola Grainery Food Coop</meta:printed-by>
    <meta:print-date>2010-10-01T13:53:20.25</meta:print-date>
    <meta:document-statistic meta:table-count="172" meta:image-count="0" meta:object-count="0" meta:page-count="339" meta:paragraph-count="1611" meta:word-count="7855" meta:character-count="57130"/>
    <meta:user-defined meta:name="Info 1"/>
    <meta:user-defined meta:name="Info 2"/>
    <meta:user-defined meta:name="Info 3"/>
    <meta:user-defined meta:name="Info 4"/>
  </office:meta>
</office:document-meta>
</file>